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ayMilli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nd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iterator</text:p>
          </table:table-cell>
        </table:table-row>
        <table:table-row table:style-name="ro1">
          <table:table-cell office:value-type="string" calcext:value-type="string">
            <text:p>rcall del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" calcext:value-type="float">
            <text:p>3</text:p>
          </table:table-cell>
          <table:table-cell/>
          <table:table-cell office:value-type="string" calcext:value-type="string">
            <text:p>starting val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di I, $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/>
          <table:table-cell office:value-type="string" calcext:value-type="string">
            <text:p>iterations:</text:p>
          </table:table-cell>
          <table:table-cell table:formula="of:=256-[.G3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[.C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6]*[.C6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 I</text:p>
          </table:table-cell>
          <table:table-cell office:value-type="float" office:value="1" calcext:value-type="float">
            <text:p>1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7]*[.C7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cc delay_loop</text:p>
          </table:table-cell>
          <table:table-cell office:value-type="float" office:value="2" calcext:value-type="float">
            <text:p>2</text:p>
          </table:table-cell>
          <table:table-cell table:formula="of:=[.G4]" office:value-type="float" office:value="237" calcext:value-type="float">
            <text:p>237</text:p>
          </table:table-cell>
          <table:table-cell table:formula="of:=[.B8]*[.C8]-1" office:value-type="float" office:value="473" calcext:value-type="float">
            <text:p>473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3:.D9])"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10]" office:value-type="float" office:value="0.0000995833333333333" calcext:value-type="float">
            <text:p>9.95833333333333E-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ay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 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*[.C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ne DelayMilli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5]*[.C15]" office:value-type="float" office:value="4" calcext:value-type="float">
            <text:p>4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(SUM([.D3:.D9])*250)*4+SUM([.D14:.D15])*250+[.D16]" office:value-type="float" office:value="957254" calcext:value-type="float">
            <text:p>957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17]" office:value-type="float" office:value="0.0997139583333333" calcext:value-type="float">
            <text:p>0.099713958333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all del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3" calcext:value-type="float">
            <text:p>3</text:p>
          </table:table-cell>
          <table:table-cell/>
          <table:table-cell office:value-type="string" calcext:value-type="string">
            <text:p>no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formula="of:=[.G21]*[.G22]" office:value-type="float" office:value="6" calcext:value-type="float">
            <text:p>6</text:p>
          </table:table-cell>
          <table:table-cell table:formula="of:=[.B22]*[.C22]" office:value-type="float" office:value="6" calcext:value-type="float">
            <text:p>6</text:p>
          </table:table-cell>
          <table:table-cell/>
          <table:table-cell office:value-type="string" calcext:value-type="string">
            <text:p>iteration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 I</text:p>
          </table:table-cell>
          <table:table-cell office:value-type="float" office:value="1" calcext:value-type="float">
            <text:p>1</text:p>
          </table:table-cell>
          <table:table-cell table:formula="of:=[.G22]"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ne</text:p>
          </table:table-cell>
          <table:table-cell office:value-type="float" office:value="2" calcext:value-type="float">
            <text:p>2</text:p>
          </table:table-cell>
          <table:table-cell table:formula="of:=[.G22]" office:value-type="float" office:value="1" calcext:value-type="float">
            <text:p>1</text:p>
          </table:table-cell>
          <table:table-cell table:formula="of:=[.B24]*[.C24]" office:value-type="float" office:value="2" calcext:value-type="float">
            <text:p>2</text:p>
          </table:table-cell>
          <table:table-cell office:value-type="string" calcext:value-type="string">
            <text:p>1 if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21:.D25])-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formula="of:=1/9600000*[.D26]" office:value-type="float" office:value="0.0000015625" calcext:value-type="float">
            <text:p>1.5625E-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24:59.66338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0:06:09.861470823</meta:creation-date>
    <dc:date>2021-04-04T10:43:21.365190086</dc:date>
    <meta:editing-duration>P1DT19H15M45S</meta:editing-duration>
    <meta:editing-cycles>3</meta:editing-cycles>
    <meta:generator>LibreOffice/7.0.4.2$Linux_X86_64 LibreOffice_project/00$Build-2</meta:generator>
    <meta:document-statistic meta:table-count="1" meta:cell-count="92" meta:object-count="0"/>
  </office:meta>
</office:document-meta>
</file>